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margin-left="0.4925in" fo:margin-right="0in" fo:text-indent="0in" style:auto-text-indent="false"/>
    </style:style>
    <style:style style:name="P3" style:family="paragraph" style:parent-style-name="Standard">
      <style:paragraph-properties fo:margin-left="0.4925in" fo:margin-right="0in" fo:text-indent="0in" style:auto-text-indent="false" style:border-line-width-bottom="0.0008in 0.0138in 0.0008in" fo:padding="0.0291in" fo:border-left="none" fo:border-right="none" fo:border-top="none" fo:border-bottom="0.06pt double #000000" style:join-border="false"/>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border-line-width-bottom="0.0008in 0.0138in 0.0008in" fo:padding="0.0291in" fo:border-left="none" fo:border-right="none" fo:border-top="none" fo:border-bottom="0.06pt double #000000" style:join-border="false"/>
    </style:style>
    <style:style style:name="P6" style:family="paragraph" style:parent-style-name="Standard">
      <style:paragraph-properties style:border-line-width-bottom="0.0008in 0.0138in 0.0008in" fo:padding="0.0291in" fo:border-left="none" fo:border-right="none" fo:border-top="none" fo:border-bottom="0.06pt double #000000" style:join-border="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SQL</text:p>
      <text:p text:style-name="Standard">MongoDB</text:p>
      <text:p text:style-name="Standard">Book</text:p>
      <text:p text:style-name="Standard"/>
      <text:p text:style-name="P1">Introduction</text:p>
      <text:p text:style-name="Standard"/>
      <text:p text:style-name="Standard">NoSQL is a buzz word that you can hear on every corner, every restaurant, and in each Holywood movie with Tom Cruise, ok, no... NoSQL is a buzz world that is going around the geek world, and some other guys that are use twitter as the main source of high quality news and information.</text:p>
      <text:p text:style-name="Standard"/>
      <text:p text:style-name="Standard">But, what is NoSQL and what is not? Here's where a lot of people that talk about this subject will be lying about, because the information that you might find on internet is not accurate, and a lot of people enter the words: “What is NoSQL?” on google and get misleading information about the subject. I will try to create a definition about the subject using the same ideas that are posted on some blogs:</text:p>
      <text:p text:style-name="Standard"/>
      <text:p text:style-name="Standard">NoSQL is a movement...</text:p>
      <text:p text:style-name="Standard">NoSQL is a new database...</text:p>
      <text:p text:style-name="Standard">NoSQL is a high availability database service created by Amazon</text:p>
      <text:p text:style-name="Standard">NoSQL is a non transactional and non structured database</text:p>
      <text:p text:style-name="Standard">NoSQL is MongoDB</text:p>
      <text:p text:style-name="Standard">NoSQL is Cassandra</text:p>
      <text:p text:style-name="Standard">NoSQL is …</text:p>
      <text:p text:style-name="Standard"/>
      <text:p text:style-name="Standard">The NoSQL is a name that try to group some data store implementations that uses new ways to store information that does not fit well on regular databases like MS SQL Server, Oracle or MySQL, each implementation tries to solve a different problem, some of them tries to solve the problem of storing massive information (Pentabytes) with good performance (sometimes amazing performance), others try to solve the problem of querying non conventional relations between data, like the relationships between the friends of a user on facebook with the restaurants suggestions. That's where the confusion came, NoSQL could get a very unique definition depending on where do you read it, if you go to MongoDB the NoSQL definition will be slightly different from the one you will find on Riak.</text:p>
      <text:p text:style-name="Standard"/>
      <text:p text:style-name="Standard">This book will focus on a unique set of NoSQL databases that achieves the storage of unstructured data <text:s/>achieving high performance and availability, I'm talking about MongoDB and djondb.</text:p>
      <text:p text:style-name="Standard"/>
      <text:p text:style-name="Standard">Introducción (1.5)</text:p>
      <text:p text:style-name="P2">“NoSQL”</text:p>
      <text:p text:style-name="P2">Que es MongoDB</text:p>
      <text:p text:style-name="P2">JSON</text:p>
      <text:p text:style-name="P2">Cuando y porque usar NoSQL/MongoDB</text:p>
      <text:p text:style-name="P4">Instalación y administración (1.5)</text:p>
      <text:p text:style-name="P2">Instalación de MongoDB</text:p>
      <text:p text:style-name="P2">Iniciar y detener el servidor</text:p>
      <text:p text:style-name="P2">Consola de administración</text:p>
      <text:p text:style-name="P5"/>
      <text:p text:style-name="P4">Bases de MongoDB (3)</text:p>
      <text:p text:style-name="P2">Servidores</text:p>
      <text:p text:style-name="P2">Bases de datos</text:p>
      <text:p text:style-name="P2">Colecciones</text:p>
      <text:p text:style-name="P2">Documentos y objetos</text:p>
      <text:p text:style-name="P2">CRUD con PHP</text:p>
      <text:p text:style-name="P3">Indices</text:p>
      <text:p text:style-name="P5"><text:soft-page-break/></text:p>
      <text:p text:style-name="P4"/>
      <text:p text:style-name="Standard">Clientes y drivers (.5)</text:p>
      <text:p text:style-name="Standard">Construyendo aplicaciones con MongoDB (2.5)</text:p>
      <text:p text:style-name="P2">Estructura de la aplicación</text:p>
      <text:p text:style-name="P2">Definición de estructuras básicas</text:p>
      <text:p text:style-name="P2">Ejemplos y laboratorios</text:p>
      <text:p text:style-name="P2">Mejores practicas</text:p>
      <text:p text:style-name="P5"/>
      <text:p text:style-name="P4"/>
      <text:p text:style-name="P4"/>
      <text:p text:style-name="Standard">Consultas avanzadas (2)</text:p>
      <text:p text:style-name="P2">Operaciones condicionales</text:p>
      <text:p text:style-name="P2">Limitar resultados y skip</text:p>
      <text:p text:style-name="P2">Agregación y agrupaciones</text:p>
      <text:p text:style-name="P2">Map / reduce</text:p>
      <text:p text:style-name="Standard">Seguridad y autenticación (1)</text:p>
      <text:p text:style-name="P2">Explicación</text:p>
      <text:p text:style-name="P2">Mejores prácticas</text:p>
      <text:p text:style-name="P5"/>
      <text:p text:style-name="P4"/>
      <text:p text:style-name="Standard">Rendimiento y escalamiento (1)</text:p>
      <text:p text:style-name="P2">Maestro / Esclavo</text:p>
      <text:p text:style-name="P2">Sharding</text:p>
      <text:p text:style-name="Standard">Exportar / Importar (.5)</text:p>
      <text:p text:style-name="Standard">Introducción a djondb (1.5)</text:p>
      <text:p text:style-name="P6"/>
      <text:p text:style-name="Standard"/>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oss </meta:initial-creator>
    <meta:creation-date>2012-03-06T22:22:08</meta:creation-date>
    <dc:date>2012-03-22T20:42:42</dc:date>
    <dc:creator>Cross </dc:creator>
    <meta:editing-duration>PT5H17M26S</meta:editing-duration>
    <meta:editing-cycles>13</meta:editing-cycles>
    <meta:generator>LibreOffice/3.4$Unix LibreOffice_project/340m1$Build-402</meta:generator>
    <meta:document-statistic meta:table-count="0" meta:image-count="0" meta:object-count="0" meta:page-count="3" meta:paragraph-count="51" meta:word-count="431" meta:character-count="2618" meta:non-whitespace-character-count="2235"/>
  </office:meta>
</office:document-meta>
</file>